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FragmentGenerator.addNodeRecursive( SiteNode node , String nodeid , String child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FragmentGenerator.addNodes( SiteNode [ ] childr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FragmentGenerator.generateFragmentRecursive( SiteNode [ ] nodes ,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treeFragmentGenerator.startNod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FragmentGenerator.generateFrag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tetreeFragmentGenerator.generateFragmentInitial( String siteAre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tetreeFragment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treeFragment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treeFragmentGenerator.isFolder( Sit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FragmentGenerator.endNod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FragmentGenerator.setNodeAttributes( Site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itetreeFragmentGenerator.addLabels( Sit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FragmentGenerator.startNode( String nodeName , Sit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FragmentGenerator.addLabel( String label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treeFragment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itetreeFragmentGenerator.setup( org . apache . cocoon . environment . SourceResolver _resolver , Map _objectModel , String src , Parameters pa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76">
            <text:p text:style-name="Table_20_Contents">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